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935403CE7B0BE43B.jpg" manifest:media-type="image/jpeg"/>
  <manifest:file-entry manifest:full-path="Pictures/1000000000000423000000639B0D0896EF110B19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outline1">
      <style:graphic-properties fo:min-height="7.242cm"/>
      <style:paragraph-properties style:writing-mode="lr-tb"/>
    </style:style>
    <style:style style:name="pr5" style:family="presentation" style:parent-style-name="Light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8.093cm" presentation:class="title" presentation:user-transformed="true">
          <draw:text-box>
            <text:p text:style-name="P1">Centroid Decomposition</text:p>
          </draw:text-box>
        </draw:frame>
        <draw:frame presentation:style-name="pr2" draw:text-style-name="P2" draw:layer="layout" svg:width="25.199cm" svg:height="7.492cm" svg:x="1.4cm" svg:y="9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What is the centroid of a tree?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2">
              <text:list-header>
                <text:p>It is a point which when deleted from the tree will split it into a forest which such that there is no tree with more than half of the total(n/2) node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Algorithm to find the centroid of tree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3">
              <text:list-item>
                <text:p>Take an arbitrary root</text:p>
              </text:list-item>
              <text:list-item>
                <text:p>Compute sum[i] for each node, where sum[i] = the number of nodes in the subtree rooted at node i.</text:p>
              </text:list-item>
              <text:list-item>
                <text:p>sum[v]=1+sum[c1]+sum[c2]......... where c1, c2 ..... are children of v. This recursive relation with dfs will compute sum[v]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Continued....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3">
              <text:list-item>
                <text:p>Once we have the sum[i] we can actually see what will happen when we delete a node.</text:p>
              </text:list-item>
              <text:list-item>
                <text:p><text:s/>For a v we just need to know, max(sum[c1], sum[c2]......., n-sum[v]). If this value is &lt;=n/2, v is the answer, otherwise we move to that subtree which has more than n/2 vertices(moving towards the centre, intuitively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Intuition that such a point always exists</text:p>
          </draw:text-box>
        </draw:frame>
        <draw:frame presentation:style-name="pr4" draw:layer="layout" svg:width="25.199cm" svg:height="7.492cm" svg:x="1.4cm" svg:y="9.6cm" presentation:class="outline" presentation:user-transformed="true">
          <draw:text-box>
            <text:list text:style-name="L2">
              <text:list-header>
                <text:p>When you move to the root of tree with more than n/2 nodes, the other nodes can’t total up to <text:s/>n/2 nodes hence, and on the other side also you’ll end up reducing the max(sum[ci]), hence after each at some step you’ll reach at a point where max(sum[ci]) will be &lt;=n/2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Now what is centroid decomposition of a tree?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3">
              <text:list-item>
                <text:p>You get the centroid of the tree and make it root.</text:p>
              </text:list-item>
              <text:list-item>
                <text:p>You find the centroid of subtrees of root.</text:p>
              </text:list-item>
              <text:list-item>
                <text:p>You delete the current of edges of root, and join them respectively, with the centroi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Time complexity?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2">
              <text:list-header>
                <text:p>It will be nlog(n) as the number of steps will be nlog(n).</text:p>
                <text:p>This also tells us that the centroid tree won’t have more than log(n) level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Applications</text:p>
          </draw:text-box>
        </draw:frame>
        <draw:frame presentation:style-name="pr4" draw:layer="layout" svg:width="25.199cm" svg:height="7.492cm" svg:x="1.4cm" svg:y="9.6cm" presentation:class="outline" presentation:user-transformed="true">
          <draw:text-box>
            <text:list text:style-name="L2">
              <text:list-header>
                <text:p>In some problems where brute force can give complexity n*(depth of tree) it effectively reduces that depth to log(n), as the centroid tree won’t have more than log(n) level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Sample Problem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2">
              <text:list-header>
                <text:p>Suppose you’re given a tree with n nodes and a <text:s/>number k, find the number of pair of nodes at distance k. N&lt;=10^5, k&lt;=100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9B0D0896EF110B19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3T19:08:57.593000000</meta:creation-date>
    <meta:editing-duration>PT23M46S</meta:editing-duration>
    <meta:editing-cycles>3</meta:editing-cycles>
    <meta:generator>LibreOffice/6.3.4.2$Windows_X86_64 LibreOffice_project/60da17e045e08f1793c57c00ba83cdfce946d0aa</meta:generator>
    <dc:title>Lights</dc:title>
    <dc:date>2020-10-23T19:45:37.084000000</dc:date>
    <meta:document-statistic meta:object-count="80"/>
    <meta:template xlink:type="simple" xlink:actuate="onRequest" xlink:title="Lights" xlink:href="../../../../../Program%20Files/LibreOffice/share/template/common/presnt/Lights.otp" meta:date="2020-10-23T19:08:57.411000000"/>
  </office:meta>
</office:document-meta>
</file>